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5ce35" officeooo:paragraph-rsid="0015ce35"/>
    </style:style>
    <style:style style:name="P2" style:family="paragraph" style:parent-style-name="Standard">
      <style:text-properties style:font-name="Arial" officeooo:rsid="001689ab" officeooo:paragraph-rsid="001689ab"/>
    </style:style>
    <style:style style:name="P3" style:family="paragraph" style:parent-style-name="Standard">
      <style:text-properties style:font-name="Arial" officeooo:rsid="0015ce35" officeooo:paragraph-rsid="0015ce35"/>
    </style:style>
    <style:style style:name="P4" style:family="paragraph" style:parent-style-name="Standard">
      <style:text-properties style:font-name="Arial" officeooo:rsid="0015ce35" officeooo:paragraph-rsid="00111e26"/>
    </style:style>
    <style:style style:name="P5" style:family="paragraph" style:parent-style-name="Standard">
      <style:text-properties style:font-name="Arial" officeooo:rsid="0015ce35" officeooo:paragraph-rsid="001c73fc"/>
    </style:style>
    <style:style style:name="P6" style:family="paragraph" style:parent-style-name="Standard">
      <style:text-properties style:font-name="Arial" officeooo:rsid="0019505e" officeooo:paragraph-rsid="0019505e"/>
    </style:style>
    <style:style style:name="P7" style:family="paragraph" style:parent-style-name="Standard">
      <style:text-properties style:font-name="Arial" officeooo:rsid="0019505e" officeooo:paragraph-rsid="001ae914"/>
    </style:style>
    <style:style style:name="P8" style:family="paragraph" style:parent-style-name="Standard">
      <style:text-properties style:font-name="Arial" officeooo:rsid="00111e26" officeooo:paragraph-rsid="00111e26"/>
    </style:style>
    <style:style style:name="P9" style:family="paragraph" style:parent-style-name="Standard">
      <style:text-properties style:font-name="Arial" officeooo:rsid="001ae914" officeooo:paragraph-rsid="001ae914"/>
    </style:style>
    <style:style style:name="P10" style:family="paragraph" style:parent-style-name="Standard">
      <style:text-properties style:font-name="Arial" officeooo:rsid="001c73fc" officeooo:paragraph-rsid="001c73fc"/>
    </style:style>
    <style:style style:name="P11" style:family="paragraph" style:parent-style-name="Standard">
      <style:text-properties style:font-name="Arial" officeooo:rsid="001dc572" officeooo:paragraph-rsid="001dc572"/>
    </style:style>
    <style:style style:name="P12" style:family="paragraph" style:parent-style-name="Standard">
      <style:text-properties style:font-name="Arial" officeooo:rsid="001e8c7b" officeooo:paragraph-rsid="001e8c7b"/>
    </style:style>
    <style:style style:name="T1" style:family="text">
      <style:text-properties officeooo:rsid="0019505e"/>
    </style:style>
    <style:style style:name="T2" style:family="text">
      <style:text-properties officeooo:rsid="001ae914"/>
    </style:style>
    <style:style style:name="T3" style:family="text">
      <style:text-properties officeooo:rsid="001c73fc"/>
    </style:style>
    <style:style style:name="T4" style:family="text">
      <style:text-properties officeooo:rsid="001e8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 robot –<text:span text:style-name="T1"> Tutorial (Gameplaybeispiel)</text:span></text:p>
      <text:p text:style-name="P8"/>
      <text:p text:style-name="P6">Start:</text:p>
      <text:p text:style-name="P6">Der Spieler erwacht auf einem Dach in einem Gewitter. Ein Blitz ist in der Nähe eingeschlagen und der Kurzschluß hat ausgereicht um die System des Spielers neu zu starten. (Bootsequenz ähnlich wie bei Robocop, Referenz unten)</text:p>
      <text:p text:style-name="P4"/>
      <text:p text:style-name="P6">Auf dem Dach befinden sich ansonsten:</text:p>
      <text:p text:style-name="P6">Solarmodule, ein Energiespeicher, ein stillgelegter Wartungsroboter für die Solarzellen und ein kleiner Aufbau mit einer Tür nach unten.</text:p>
      <text:p text:style-name="P6"/>
      <text:p text:style-name="P6">Mechaniken:</text:p>
      <text:p text:style-name="P6">Der Spieler bekommt, wenn er Objekte aus kürzerer Distanz betrachtet die Option eingeblendet mit diesen zu interagieren. (Z.B. durch drücken der Taste F).</text:p>
      <text:p text:style-name="P6">Beginnt er die Interaktion öffnet sich ein Menü welches ihm die Optionen zeigt mit denen er mit dem Objekt interagieren kann.</text:p>
      <text:p text:style-name="P6"/>
      <text:p text:style-name="P6">Beispiel:</text:p>
      <text:p text:style-name="P6">Solarmodule </text:p>
      <text:p text:style-name="P7"><text:tab/>–&gt; Zustand = („Funktionsfähig, Leistung durch Verschmutzung eingeschränkt“) </text:p>
      <text:p text:style-name="P7"><text:tab/><text:tab/>→ Reinigen = („Werkzeug benötigt.“);</text:p>
      <text:p text:style-name="P7"><text:tab/><text:span text:style-name="T2">→ Aufbau („Enthält folgende Bauteile:….“)</text:span></text:p>
      <text:p text:style-name="P7"><text:tab/><text:tab/><text:span text:style-name="T2">→ Ausschlachten</text:span></text:p>
      <text:p text:style-name="P6"/>
      <text:p text:style-name="P6">Energiespeicher </text:p>
      <text:p text:style-name="P6"><text:tab/>→ Zustand („Ladestand X%“)</text:p>
      <text:p text:style-name="P6"><text:tab/>→ Energie abziehen</text:p>
      <text:p text:style-name="P7"><text:tab/><text:span text:style-name="T2">→ Aufbau („Enthält folgende Bauteile:….“)</text:span></text:p>
      <text:p text:style-name="P7"><text:tab/><text:tab/><text:span text:style-name="T2">→ Ausschlachten</text:span></text:p>
      <text:p text:style-name="P6"/>
      <text:p text:style-name="P6">Wartungsroboter</text:p>
      <text:p text:style-name="P6"><text:tab/>→ Zustand („Deaktiviert“)</text:p>
      <text:p text:style-name="P7"><text:tab/><text:span text:style-name="T2">→ Aufbau („Enthält folgende Bauteile:….“)</text:span></text:p>
      <text:p text:style-name="P7"><text:tab/><text:tab/><text:span text:style-name="T2">→ Ausschlachten</text:span></text:p>
      <text:p text:style-name="P6"><text:tab/>→ </text:p>
      <text:p text:style-name="P6"/>
      <text:p text:style-name="P6"/>
      <text:p text:style-name="P11"/>
      <text:p text:style-name="P11"><text:s/></text:p>
      <text:p text:style-name="P6"/>
      <text:p text:style-name="P6">Zu Beginn kann der Spieler nur die Energie aus dem Energiespeicher abziehen um sich selber aufzuladen. Der Energiespeicher wird über die Solarmodule aufgeladen. Diese sind aber verschmutzt. <text:span text:style-name="T2">Auf dem Dach kann der Spieler alte Lumpen/Plane finden, mit der er die Module reinigen kann.</text:span></text:p>
      <text:p text:style-name="P9">Die Tür die in das Gebäude führt ist verschlossen.</text:p>
      <text:p text:style-name="P9"><text:soft-page-break/>Untersucht der Spieler sie bekommt er diese Information, als Option sie zu öffnen stehen entweder rohe Gewalt (dauert lang, kostet viel Energie, Tür danach nicht mehr verschließbar) oder knacken („Werkzeug benötigt.“)</text:p>
      <text:p text:style-name="P9">Den Wartungsroboter kann er untersuchen und findet in ihm einige Module die er ausschlachten kann, z.B. einfaches Werkzeug mit dem er die Tür knacken kann und eine Lampe.</text:p>
      <text:p text:style-name="P4"/>
      <text:p text:style-name="P9">Im Inneren des Gebäudes ist es dunkel, hat sich der Spieler die Lampe des Wartungsroboters eingebaut kann er diese nun nutzen (Energieverbrauch steigt dann).</text:p>
      <text:p text:style-name="P9">Da ihm bei der Expedition immer wieder die Energie ausgeht und er auf das Dach muss um sich wieder aufzuladen kann er mit dem Werkzeug die Solarmodule abmontieren und vom Dach bringen. Allerdings macht das erst Sinn wenn er in einem Nebengebäude das Dachfenster zerstört hat. Dann fällt Licht auch dort hinein und er kann dort die Solarmodule aufbauen, allerdings ist dort deren Leistung nicht ganz so hoch.</text:p>
      <text:p text:style-name="P9">Aber von dort aus kann er die nötigen Teile finden um sich einen besseren Energiespeicher einzubauen und mit einem einfachen, an den Schultern angebrachten Solarmodul auszurüsten. Nun kann er im Freien agieren ohne an den Energiespeicher gebunden zu sein, zumindest so lange die Sonne scheint.</text:p>
      <text:p text:style-name="P9"/>
      <text:p text:style-name="P9">Nacht <text:span text:style-name="T3">bzw. Was passiert wenn die Energie aufgebraucht ist</text:span></text:p>
      <text:p text:style-name="P10">In der Nacht wird dem Spieler, wenn er voll aktiv bleibt die Energie ausgehen. Fällt der Vorrat auf Null fährt der Spieler runter, das Bild wird schwarz und nur noch die Systemuhr ist zu sehen die im Fast-Forward zu laufen beginnt. Wenn der Spieler an einem Ort ist den die Sonne erreicht wird er, sobald die Sonne auf ihn scheint und er wieder Energie gewinnen kann auch wieder hochfahren.</text:p>
      <text:p text:style-name="P10">An einem Ort ohne Licht oder sonstige Energiezufuhr runterzufahren bedeutet GAME OVER!</text:p>
      <text:p text:style-name="P5"/>
      <text:p text:style-name="P4"/>
      <text:p text:style-name="P9">Analyse <text:span text:style-name="T4">- Sensormodule</text:span>:</text:p>
      <text:p text:style-name="P9">Eine wichtige Komponente des Spiels wäre die Analyse. Am Anfang stehen dem Spieler nur ganz rudimentäre Analysemöglichkeiten zur Verfügung. Er kann das Gewicht von Objekten die er anheben kann genau ermitteln und sie betrachten um äusserliche Eigenschaften festzustellen.</text:p>
      <text:p text:style-name="P9">Durch den Einbau weiterer Module kann dieses Spektrum aber deutlich erweitert werden um zum Beispiel:</text:p>
      <text:p text:style-name="P9">- Messung von elektrischen Strömen</text:p>
      <text:p text:style-name="P9">- Wahrnehmen von Funkwellen</text:p>
      <text:p text:style-name="P9">- Sonar</text:p>
      <text:p text:style-name="P9">- „Heartbeatsensor“ (Gibts wohl wirklich!)</text:p>
      <text:p text:style-name="P9">- Lichtverstärkung zum besseren Sehen in der Dunkelheit</text:p>
      <text:p text:style-name="P9">- Wärmesicht (Infrarot)</text:p>
      <text:p text:style-name="P9">- Distanzen (via Laser z.b.)</text:p>
      <text:p text:style-name="P9">- Radar</text:p>
      <text:p text:style-name="P9">usw.</text:p>
      <text:p text:style-name="P9"/>
      <text:p text:style-name="P9">Die Module benötigen aber alle Energie, ausserdem hat der Spieler in seinem Chassis einfach nicht genug Platz um sich alle Module einzubauen. <text:span text:style-name="T3">Dies gilt natürlich auch für die meisten der übrigen Module, nicht für für Sensoren. Leistungsfähigere Hydrauliken und Servomotoren benötigen auch mehr Energie.</text:span></text:p>
      <text:p text:style-name="P9"/>
      <text:p text:style-name="P9"/>
      <text:p text:style-name="P12"><text:soft-page-break/>Beispiele für weitere Module:</text:p>
      <text:p text:style-name="P12">Energieerzeugung</text:p>
      <text:p text:style-name="P12">Energiespeicher</text:p>
      <text:p text:style-name="P12">Fortbewegung (Verschiedene Beine und Füße aber auch z.b.Hände speziell zum Klettern, später auch sowas wie Jetpacks oder Beine für hohe/weite Sprünge, Klauenfüße mit denen man auch an der Decke laufen kann bzw. sich dort festhängen wie eine Fledermaus)</text:p>
      <text:p text:style-name="P12">Kraft</text:p>
      <text:p text:style-name="P12">Panzerung</text:p>
      <text:p text:style-name="P12">Zielsysteme</text:p>
      <text:p text:style-name="P12">Waffensysteme</text:p>
      <text:p text:style-name="P12">Utility (Seilwinde, Bolzenschneider, Gestell für große Lasten, Wärmeerzeugung (kann Pluspunkte bei Menschen bringen wenn die gerade frieren), fernsteuerbare Drohne)</text:p>
      <text:p text:style-name="P12"/>
      <text:p text:style-name="P11">Der Spieler kann sich übrigens auch selber untersuchen um sich z.b. zu reparieren oder ggf. ausschlachten bzw. Teile auszutauschen.</text:p>
      <text:p text:style-name="P11">Allerdings sind seine Optionen dabei auch stark von der Sensorik und den sonstigen Modulen abhängig über die er verfügt. Sollte er zum Beispiel Myomerfasern verwenden würde er Werkzeug für Elektronik und Kunststoff benötigen sowie die Sensorik für elektrische Ströme. Bei Hydraulik dagegen wären es eher Werkzeuge für die Metallverarbeitung und Schweißen…</text:p>
      <text:p text:style-name="P9"/>
      <text:p text:style-name="P10">„Menschlichkeit“</text:p>
      <text:p text:style-name="P10">Ein Faktor der dem Spiel eine besondere Note geben kann ist Menschlichkeit. Wenn der Spieler darauf achtet bei der Auswahl seiner Module noch menschenähnlich zu wirken werden die NPC Menschen positiver auf ihn reagieren als wenn er komplett aussieht wie ein zusammengestückelter Roboter.</text:p>
      <text:p text:style-name="P10">Beispiel: Ein kleiner Bioreaktor der den Spieler mit Energie versorgt wenn er organische Materie hineinstopft mag nicht sonderlich viel Energie ausspucken, fällt jedoch auch nicht besonders auf und erlaubt sogar menschenähnliches Verhalten (Essen ^^)</text:p>
      <text:p text:style-name="P10">Ein Verbrennungsmotor der auch mit Holz oder Plastik oder Papier gefüttert werden kann ist dagegen zwar vielseitiger einsetzbar und liefert vielleicht auch schneller mehr Energie, ist dafür aber wesentlich auffälliger, allein wegen der Abgaswolken die er produziert.</text:p>
      <text:p text:style-name="P10"/>
      <text:p text:style-name="P10">Selbiges gilt für z.B. Fortbewegung/Kraft:</text:p>
      <text:p text:style-name="P11">Myomermuskeln (Referenz siehe unten) sind anfälliger gegen Schäden und nicht so leistungsfähig, können dagegen problemlos unter Kleidung verborgen werden und sind ausserdem relativ leicht.</text:p>
      <text:p text:style-name="P11">Arme und Beine die massive Hydraulik und schwere Servomotoren enthalten entwickeln dafür wesentlich mehr Kraft, sind aber eben auch eindeutig als Teile einer Maschine zu erkennen und werden daher von Menschen eher abgelehnt.</text:p>
      <text:p text:style-name="P11">Außerdem sind sie deutlich schwerer und verbrauchen mehr Energie.</text:p>
      <text:p text:style-name="P11"/>
      <text:p text:style-name="P9"/>
      <text:p text:style-name="P9"/>
      <text:p text:style-name="P4"/>
      <text:p text:style-name="P1"/>
      <text:p text:style-name="P1"/>
      <text:p text:style-name="P1"/>
      <text:p text:style-name="P1"/>
      <text:p text:style-name="P2">Ein paar Referenzen:</text:p>
      <text:p text:style-name="P1"/>
      <text:p text:style-name="P6"><text:soft-page-break/>Die interne Sicht des Terminators:</text:p>
      <text:p text:style-name="P6"><text:a xlink:type="simple" xlink:href="https://www.youtube.com/watch?v=9MeaaCwBW28" text:style-name="Internet_20_link" text:visited-style-name="Visited_20_Internet_20_Link">https://www.youtube.com/watch?v=9MeaaCwBW28</text:a></text:p>
      <text:p text:style-name="P6"/>
      <text:p text:style-name="P6">Robocop aiming (0:30-0:40)</text:p>
      <text:p text:style-name="P6"><text:a xlink:type="simple" xlink:href="https://www.youtube.com/watch?v=h16e5Bm2m3M" text:style-name="Internet_20_link" text:visited-style-name="Visited_20_Internet_20_Link">https://www.youtube.com/watch?v=h16e5Bm2m3M</text:a></text:p>
      <text:p text:style-name="P6"/>
      <text:p text:style-name="P6">Robocop booting/internal vision (0:05-2:00)</text:p>
      <text:p text:style-name="P6"><text:a xlink:type="simple" xlink:href="https://www.youtube.com/watch?v=2z8tQqZG8gI&amp;t=185s" text:style-name="Internet_20_link" text:visited-style-name="Visited_20_Internet_20_Link">https://www.youtube.com/watch?v=2z8tQqZG8gI&amp;t=185s</text:a></text:p>
      <text:p text:style-name="P6"/>
      <text:p text:style-name="P11">Myomermuskeln</text:p>
      <text:p text:style-name="P11">https://www.youtube.com/watch?v=0ZBD2tcKOU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5:50.368000000</meta:creation-date>
    <dc:date>2018-10-04T15:52:43.228000000</dc:date>
    <meta:editing-duration>PT30M38S</meta:editing-duration>
    <meta:editing-cycles>3</meta:editing-cycles>
    <meta:generator>LibreOffice/5.3.7.2$Windows_X86_64 LibreOffice_project/6b8ed514a9f8b44d37a1b96673cbbdd077e24059</meta:generator>
    <meta:document-statistic meta:table-count="0" meta:image-count="0" meta:object-count="0" meta:page-count="4" meta:paragraph-count="76" meta:word-count="975" meta:character-count="6837" meta:non-whitespace-character-count="5915"/>
  </office:meta>
</office:document-meta>
</file>